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139in" style:contextual-spacing="false" fo:line-height="115%"/>
    </style:style>
    <style:style style:name="P2" style:family="paragraph" style:parent-style-name="Standard">
      <style:paragraph-properties fo:margin-top="0in" fo:margin-bottom="0.139in" style:contextual-spacing="false" fo:line-height="115%"/>
      <style:text-properties style:font-name="Calibri" fo:font-size="11pt" fo:language="en" fo:country="none" style:font-size-asian="11pt"/>
    </style:style>
    <style:style style:name="P3" style:family="paragraph" style:parent-style-name="Standard">
      <style:paragraph-properties fo:margin-top="0in" fo:margin-bottom="0.139in" style:contextual-spacing="false" fo:line-height="115%"/>
      <style:text-properties style:font-name="Calibri" fo:font-size="11pt" fo:language="en" fo:country="none" style:font-size-asian="11pt"/>
    </style:style>
    <style:style style:name="T1" style:family="text">
      <style:text-properties style:font-name="Calibri" fo:font-size="11pt" fo:language="en" fo:country="none" style:font-size-asian="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Ok, here you can find a draft for the first chapter. </text:p>
      <text:p text:style-name="P2">The more thechnical part may be 'not really fully comic book style' and thus I may be able to handle those pages myself... we need to discuss how to integrate this kind of material the best..</text:p>
      <text:p text:style-name="P2">Most of this story is about my actual experience as a first year student in Genoa, I just twisted all the names to make them funnier, and thus, yes, I actually did what you can read below in my first day of univ :-P</text:p>
      <text:p text:style-name="P2">--------------------</text:p>
      <text:p text:style-name="P2">We start showing Mark Littleslave, 19 years old on the bus going toward the univ</text:p>
      <text:p text:style-name="P2">Mark has black hairs, angry eyebrows on an otherwise very child-looking face. Large glasses sits very low on the nose. The two upper teeths are visible out of his smurk, somewhere between happy and pissed. He is very thin, with no muscles at all.</text:p>
      <text:p text:style-name="P2">Mark is talking on the bus with his high school friend Riky Zanny; Riky is quite fat and have a very friendly round face. We can not hear what they say.</text:p>
      <text:p text:style-name="P2">They arrive on the DISI (the univerisity departement, see foto</text:p>
      <text:p text:style-name="P1"><text:a xlink:type="simple" xlink:href="https://www.google.com/imgres?imgurl=http%3A%2F%2Fphd.dibris.unige.it%2Fbiorob%2Fimages%2Fdibris%2Fdisi.jpg&amp;imgrefurl=http%3A%2F%2Fphd.dibris.unige.it%2Fbiorob%2Findex.php%2Fcontacts%2Fhow-to-reach-us&amp;tbnid=ry0uPeYswxWlKM&amp;vet=12ahUKEwjawf-tlPLtAhUCiOYKHag-Ap8QMygBegQIARAy..i&amp;docid=1nORaeZxRCPkSM&amp;w=300&amp;h=190&amp;q=genova%20DISI&amp;client=firefox-b-d&amp;ved=2ahUKEwjawf-tlPLtAhUCiOYKHag-Ap8QMygBegQIARAy" text:style-name="Standard" text:visited-style-name="Standard"><text:span text:style-name="T1">https://www.google.com/imgres?imgurl=http%3A%2F%2Fphd.dibris.unige.it%2Fbiorob%2Fimages%2Fdibris%2Fdisi.jpg&amp;imgrefurl=http%3A%2F%2Fphd.dibris.unige.it%2Fbiorob%2Findex.php%2Fcontacts%2Fhow-to-reach-us&amp;tbnid=ry0uPeYswxWlKM&amp;vet=12ahUKEwjawf-tlPLtAhUCiOYKHag-Ap8QMygBegQIARAy..i&amp;docid=1nORaeZxRCPkSM&amp;w=300&amp;h=190&amp;q=genova%20DISI&amp;client=firefox-b-d&amp;ved=2ahUKEwjawf-tlPLtAhUCiOYKHag-Ap8QMygBegQIARAy</text:span></text:a><text:span text:style-name="T1">) and in front of the lecture room, waiting to enter there are about 100 students, many are 19-21 years old, but there are many students also in their late thirties or even forties. A couple of students are old enough that they need a walingstick.</text:span></text:p>
      <text:p text:style-name="P2">Riky: Oh, wow, it must be true then!</text:p>
      <text:p text:style-name="P2">Mark raises an eyebrow </text:p>
      <text:p text:style-name="P2">Riky: once you start studying here, you can not leave until you graduate; and most exams have a failure rate of 80%!</text:p>
      <text:p text:style-name="P2">Mark expression is now very worried.</text:p>
      <text:p text:style-name="P2">Mark : I'm here just by exclusion, all the other courses of study of this city looked boring!</text:p>
      <text:p text:style-name="P2">Lecture start, some student with a very large chin that gives him a half-moon/crescent shape on the face wispers: Oh, well, here we are again, for the tenth time I'm a first years student.. :-(</text:p>
      <text:p text:style-name="P2">Lecture room is very crowded, and full of unkown and sort of scary guys... Mark seams to be easely scared. </text:p>
      <text:p text:style-name="P2"><text:soft-page-break/>Mark sit in the back near Ricky, and take up his notebook</text:p>
      <text:p text:style-name="P2">The lecturer, Elricho Pupon, enters in the class room and start writing stuff on the blackboard.</text:p>
      <text:p text:style-name="P2">His tone is severe, his head is egg shaped and fully lucid with no hairs, no eybrows nothing.</text:p>
      <text:p text:style-name="P2">[Course: Programming Introduction]</text:p>
      <text:p text:style-name="P2">NOTE: I think we can have a few images of a side view of Pupon funny and arrogant face on the outer side of the page, while keeping most of the page for the code and the text.. I'm unsure.. we have to mix some technical material with comicbook presentation...</text:p>
      <text:p text:style-name="P2">Pupon: Today, I will show you some basic stuff.....We will code in 42. Lets start with variables;</text:p>
      <text:p text:style-name="P2">On the blackbord, with a white noisy chalk:</text:p>
      <text:p text:style-name="P2">var x = 13Num</text:p>
      <text:p text:style-name="P2">Pupon: here the system remembers the number 13 under the name x</text:p>
      <text:p text:style-name="P2">x := 4Num+2Num</text:p>
      <text:p text:style-name="P2">Pupon: this will compute 4+2 = 6 and put 6 under the name x. 13 is now forgotten.</text:p>
      <text:p text:style-name="P2">y = x</text:p>
      <text:p text:style-name="P2">x := 22Num</text:p>
      <text:p text:style-name="P1"><text:span text:style-name="T1">Pupon: now y holds 6, and x holds 22, but y still holds 6!</text:span><text:line-break/><text:span text:style-name="T1">We can avoid 'var' in front of 'y' if we never reassign it.</text:span></text:p>
      <text:p text:style-name="P2">Given this system, how can we swap two values in a,b?</text:p>
      <text:p text:style-name="P2">var a = &lt;some number&gt;</text:p>
      <text:p text:style-name="P2">var b = &lt;some other number&gt;</text:p>
      <text:p text:style-name="P2">------------------</text:p>
      <text:p text:style-name="P2">tmp = a</text:p>
      <text:p text:style-name="P2">a = b</text:p>
      <text:p text:style-name="P2">b = tmp</text:p>
      <text:p text:style-name="P2">Pupon: We need to use a third variable. There is no way with just a and b, is matematically proved that it can not be done.</text:p>
      <text:p text:style-name="P2">There are many shots of the class, some student sleeping, some student taking notes..</text:p>
      <text:p text:style-name="P2"><text:soft-page-break/>One student is introduced (Anti Nuke he will be important later), </text:p>
      <text:p text:style-name="P1"><text:span text:style-name="T1">looks like a beer-monk </text:span><text:a xlink:type="simple" xlink:href="https://www.google.com/imgres?imgurl=https%3A%2F%2Fcdn.xl.thumbs.canstockphoto.com%2Fcartoon-monk-drinking-beer-a-cartoon-illustration-of-a-monk-drinking-beer-image_csp25788371.jpg&amp;imgrefurl=https%3A%2F%2Fwww.canstockphoto.com%2Fillustration%2Fmonk.html&amp;tbnid=nM5Rkee5SyRgwM&amp;vet=12ahUKEwjO5JjAjfLtAhVqyHMBHY6ZDxkQMygPegUIARCiAQ..i&amp;docid=nIiyX9tuG7bvDM&amp;w=271&amp;h=194&amp;itg=1&amp;q=beer%20monk&amp;hl=en-GB&amp;client=firefox-b-d&amp;ved=2ahUKEwjO5JjAjfLtAhVqyHMBHY6ZDxkQMygPegUIARCiAQ" text:style-name="Standard" text:visited-style-name="Standard"><text:span text:style-name="T1">https://www.google.com/imgres?imgurl=https%3A%2F%2Fcdn.xl.thumbs.canstockphoto.com%2Fcartoon-monk-drinking-beer-a-cartoon-illustration-of-a-monk-drinking-beer-image_csp25788371.jpg&amp;imgrefurl=https%3A%2F%2Fwww.canstockphoto.com%2Fillustration%2Fmonk.html&amp;tbnid=nM5Rkee5SyRgwM&amp;vet=12ahUKEwjO5JjAjfLtAhVqyHMBHY6ZDxkQMygPegUIARCiAQ..i&amp;docid=nIiyX9tuG7bvDM&amp;w=271&amp;h=194&amp;itg=1&amp;q=beer%20monk&amp;hl=en-GB&amp;client=firefox-b-d&amp;ved=2ahUKEwjO5JjAjfLtAhVqyHMBHY6ZDxkQMygPegUIARCiAQ</text:span></text:a></text:p>
      <text:p text:style-name="P2">it is writing on a think notebook (we will discover later that the title of the notebook is "Lecturers mistakes"); there are already some lines, and he starts writing a new mistake line in response of Pupon statement....</text:p>
      <text:p text:style-name="P2"/>
      <text:p text:style-name="P2">Mark have a very confused face, the 'camera' enters in his eye and then in his brain...</text:p>
      <text:p text:style-name="P2">where a little Mark wearing a super robot hero suit looks at the camera</text:p>
      <text:p text:style-name="P2">and say... no wait.. this does not make sense...</text:p>
      <text:p text:style-name="P2">I can just... <text:s/>do...</text:p>
      <text:p text:style-name="P2">Then Mark starts writing on his notepad:</text:p>
      <text:p text:style-name="P2">a := b+a //now a is not lost, is a-b</text:p>
      <text:p text:style-name="P2">b := a-b //here we have a</text:p>
      <text:p text:style-name="P2">a := a-b//recover old b</text:p>
      <text:p text:style-name="P2"/>
      <text:p text:style-name="P2">Riky looks to the notebook and start a big smile and a little laugh..</text:p>
      <text:p text:style-name="P2">Mark then rise his hand, all his body shaking for the scare of actually speking up</text:p>
      <text:p text:style-name="P2">Mark: Sorry!! it can be done</text:p>
      <text:p text:style-name="P2">Pupon: what can be done?</text:p>
      <text:p text:style-name="P2">Mark: the swap, without the third variable</text:p>
      <text:p text:style-name="P2">Pupon: c'mon is matematically proved impossible... let me continue the lecture</text:p>
      <text:p text:style-name="P2">Mark: but it can be done, it is just 3 lines</text:p>
      <text:p text:style-name="P2">Pupon: do not make a fool of yourself</text:p>
      <text:p text:style-name="P2"><text:soft-page-break/>Mark: Ok, write! (with now a more commanding tone, and a fire in the eyes)</text:p>
      <text:p text:style-name="P2">a := b+a, b := a-b, a := a-b</text:p>
      <text:p text:style-name="P2">Pupon: oh, ok, ok, I will write it dooown</text:p>
      <text:p text:style-name="P2">He write that, while talking with a funny voice to sort of humilate Marco,</text:p>
      <text:p text:style-name="P2">Many students look perplexes, the monk student put a hand on his face (facepalm?) and shake it depressed..</text:p>
      <text:p text:style-name="P2">Pupon: ok, lets try to put some numbers in, shall we, so we see that is does *not* work..</text:p>
      <text:p text:style-name="P2">Pupon tries 10 and 6, but the math work...</text:p>
      <text:p text:style-name="P2">Pupon: ok ok... those must have been special numbers</text:p>
      <text:p text:style-name="P2">The class is very noisy and unresting...</text:p>
      <text:p text:style-name="P2">Pupon: give me more numbers may be a positive and a negative</text:p>
      <text:p text:style-name="P2">A student (Andre Merdel, muscolar with short black beard and spiky hair, we will also be important) says:</text:p>
      <text:p text:style-name="P2">Andre: please, just try with symbolic math, put x y as values..</text:p>
      <text:p text:style-name="P2">Pupon: great Idea, let's do that</text:p>
      <text:p text:style-name="P2">a = x, <text:s text:c="15"/>b = y</text:p>
      <text:p text:style-name="P2">a = y+x, <text:s text:c="11"/>b = y</text:p>
      <text:p text:style-name="P2">a = y+x, <text:s text:c="12"/>b = y+x-y = x</text:p>
      <text:p text:style-name="P2">a = y+x-x, <text:s text:c="9"/>b = x</text:p>
      <text:p text:style-name="P2">And now Pupon start swetting and the light shine on his head...</text:p>
      <text:p text:style-name="P2">he cross over the +x-x part and he is so tense that the chalk breaks in half.</text:p>
      <text:p text:style-name="P2">The class easly finishes the reduction in their head, and the all start clapping and cheering</text:p>
      <text:p text:style-name="P2">Mark stands up, with his fist up in a winning pose while all the class clapls more and more.</text:p>
      <text:p text:style-name="P2">This is supposed to be the one of the 'center' image of the story.</text:p>
      <text:p text:style-name="P2">Then Pupon turns to look to the class again, and found everyone is sitting in silence, including Mark</text:p>
      <text:p text:style-name="P2">Then, the end of lecture bell rings, and students start going out of the class.</text:p>
      <text:p text:style-name="P2">Riky shakes Mark,</text:p>
      <text:p text:style-name="P2"><text:soft-page-break/>Riky: Mark, what have you done!! you just humiliated the lecturer in the first lecture.. you will never graduate from here!</text:p>
      <text:p text:style-name="P2">It is over, it is going to be dangerous to just be near you now!</text:p>
      <text:p text:style-name="P2">Mark is getting more and more pale, while realizing what he have done.</text:p>
      <text:p text:style-name="P2">Mark is scared and can not sleep...</text:p>
      <text:p text:style-name="P2">End of The first Episod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Tahoma"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Tahoma"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7-06T12:32:22.452102789</dc:date>
    <meta:editing-duration>PT2M7S</meta:editing-duration>
    <meta:editing-cycles>1</meta:editing-cycles>
    <meta:generator>LibreOffice/7.0.0.3$Windows_x86 LibreOffice_project/8061b3e9204bef6b321a21033174034a5e2ea88e</meta:generator>
    <meta:document-statistic meta:table-count="0" meta:image-count="0" meta:object-count="0" meta:page-count="5" meta:paragraph-count="88" meta:word-count="1180" meta:character-count="6939" meta:non-whitespace-character-count="5795"/>
  </office:meta>
</office:document-meta>
</file>